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language="en" fo:country="US" officeooo:rsid="00255bdb" officeooo:paragraph-rsid="00255bdb"/>
    </style:style>
    <style:style style:name="P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language="en" fo:country="US" officeooo:rsid="002db1d9" officeooo:paragraph-rsid="002db1d9"/>
    </style:style>
    <style:style style:name="P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rsid="002db1d9" officeooo:paragraph-rsid="002db1d9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/>
    </style:style>
    <style:style style:name="P5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0000"/>
    </style:style>
    <style:style style:name="P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455f58"/>
    </style:style>
    <style:style style:name="P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3278b0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55bdb"/>
    </style:style>
    <style:style style:name="T3" style:family="text">
      <style:text-properties fo:language="en" fo:country="US" officeooo:rsid="00455f58"/>
    </style:style>
    <style:style style:name="T4" style:family="text">
      <style:text-properties fo:language="en" fo:country="US" officeooo:rsid="0046d1ea"/>
    </style:style>
    <style:style style:name="T5" style:family="text">
      <style:text-properties fo:language="en" fo:country="US" officeooo:rsid="004a13c3"/>
    </style:style>
    <style:style style:name="T6" style:family="text">
      <style:text-properties fo:language="en" fo:country="US" officeooo:rsid="00487c40"/>
    </style:style>
    <style:style style:name="T7" style:family="text">
      <style:text-properties officeooo:rsid="0046d1ea"/>
    </style:style>
    <style:style style:name="T8" style:family="text">
      <style:text-properties officeooo:rsid="00487c40"/>
    </style:style>
    <style:style style:name="T9" style:family="text">
      <style:text-properties officeooo:rsid="004a13c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- Historia do poste</text:p>
      <text:p text:style-name="P4"><text:s text:c="8"/>- Tecnologia de um poste</text:p>
      <text:p text:style-name="P4">- Tecnologias de lampadas</text:p>
      <text:p text:style-name="P4">- Consumos</text:p>
      <text:p text:style-name="P5">- Custos associados</text:p>
      <text:p text:style-name="P3"><text:span text:style-name="T2">L</text:span><text:span text:style-name="T1">umen – (lm) measure of the total amount of visible light from a light source</text:span></text:p>
      <text:p text:style-name="P2">Lumens per Watt (lm/W) useful way to measure the efficacy of lighting products</text:p>
      <text:p text:style-name="P1">Gas-discharge lamps: family of artificial light sources that generate light by sending an electric discharge through an ionized gas</text:p>
      <text:p text:style-name="P7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31T18:33:42.320740765</meta:creation-date>
    <dc:date>2021-11-03T01:01:19.190062949</dc:date>
    <meta:editing-duration>PT53M35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1" meta:paragraph-count="8" meta:word-count="64" meta:character-count="391" meta:non-whitespace-character-count="326"/>
  </office:meta>
</office:document-meta>
</file>